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comm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ransactionContex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Context.prepa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ansactionContext.TransactionContext( InternalXAResource [ ] resources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isSusp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rollba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actionContext.after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Context.before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Context.setSuspended( boolean suspen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